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Times New Roman'" style:font-family-asian="'Times New Roman'" style:font-family-complex="'Times New Roman'" fo:background-color="#ffffff"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8" style:family="text">
      <style:text-properties fo:font-size="11.00pt" fo:font-weight="normal" fo:font-family="'Times New Roman'" style:font-family-asian="'Times New Roman'" style:font-family-complex="'Times New Roman'" fo:background-color="#ffffff" fo:color="#000000"/>
    </style:style>
    <style:style style:name="T9" style:family="text">
      <style:text-properties fo:font-size="11.00pt" fo:font-weight="bold" fo:font-family="'Times New Roman'" style:font-family-asian="'Times New Roman'" style:font-family-complex="'Times New Roman'" fo:background-color="#ffffff" fo:color="#000000"/>
    </style:style>
    <style:style style:name="T10" style:family="text">
      <style:text-properties fo:font-size="11.00pt" fo:font-weight="normal" fo:font-family="'Times New Roman'" style:font-family-asian="'Times New Roman'" style:font-family-complex="'Times New Roman'" fo:background-color="#ffffff"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13" style:family="text">
      <style:text-properties fo:font-size="11.00pt" fo:font-weight="bold" fo:font-family="'Times New Roman'" style:font-family-asian="'Times New Roman'" style:font-family-complex="'Times New Roman'" fo:background-color="#ffffff" fo:color="#000000"/>
    </style:style>
    <style:style style:name="T14" style:family="text">
      <style:text-properties fo:font-size="11.00pt" fo:font-weight="normal" fo:font-family="'Times New Roman'" style:font-family-asian="'Times New Roman'" style:font-family-complex="'Times New Roman'" fo:background-color="#ffffff" fo:color="#000000"/>
    </style:style>
    <style:style style:name="T15" style:family="text">
      <style:text-properties fo:font-size="11.00pt" fo:font-weight="bold" fo:font-family="'Times New Roman'" style:font-family-asian="'Times New Roman'" style:font-family-complex="'Times New Roman'" fo:background-color="#ffffff"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Times New Roman'" style:font-family-asian="'Times New Roman'" style:font-family-complex="'Times New Roman'" fo:background-color="#ffffff"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Times New Roman'" style:font-family-asian="'Times New Roman'" style:font-family-complex="'Times New Roman'" fo:background-color="#ffffff" fo:color="#000000"/>
    </style:style>
    <style:style style:name="T20" style:family="text">
      <style:text-properties fo:font-size="11.00pt" fo:font-weight="normal" fo:font-family="'Times New Roman'" style:font-family-asian="'Times New Roman'" style:font-family-complex="'Times New Roman'" fo:background-color="#ffffff"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Times New Roman'" style:font-family-asian="'Times New Roman'" style:font-family-complex="'Times New Roman'" fo:background-color="#ffffff"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Times New Roman'" style:font-family-asian="'Times New Roman'" style:font-family-complex="'Times New Roman'" fo:background-color="#ffffff"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Times New Roman'" style:font-family-asian="'Times New Roman'" style:font-family-complex="'Times New Roman'" fo:background-color="#ffffff" fo:color="#000000"/>
    </style:style>
    <style:style style:name="T27" style:family="text">
      <style:text-properties fo:font-size="11.00pt" fo:font-weight="bold" fo:font-family="'Times New Roman'" style:font-family-asian="'Times New Roman'" style:font-family-complex="'Times New Roman'" fo:background-color="#ffffff" fo:color="#000000"/>
    </style:style>
    <style:style style:name="T28" style:family="text">
      <style:text-properties fo:font-size="11.00pt" fo:font-weight="normal" fo:font-family="'Times New Roman'" style:font-family-asian="'Times New Roman'" style:font-family-complex="'Times New Roman'" fo:background-color="#ffffff"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Times New Roman'" style:font-family-asian="'Times New Roman'" style:font-family-complex="'Times New Roman'" fo:background-color="#ffffff"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Times New Roman'" style:font-family-asian="'Times New Roman'" style:font-family-complex="'Times New Roman'" fo:background-color="#ffffff" fo:color="#00000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Times New Roman'" style:font-family-asian="'Times New Roman'" style:font-family-complex="'Times New Roman'" fo:background-color="#ffffff"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Times New Roman'" style:font-family-asian="'Times New Roman'" style:font-family-complex="'Times New Roman'" fo:background-color="#ffffff"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Times New Roman'" style:font-family-asian="'Times New Roman'" style:font-family-complex="'Times New Roman'" fo:background-color="#ffffff"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Times New Roman'" style:font-family-asian="'Times New Roman'" style:font-family-complex="'Times New Roman'" fo:background-color="#ffffff"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Times New Roman'" style:font-family-asian="'Times New Roman'" style:font-family-complex="'Times New Roman'" fo:background-color="#ffffff"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Times New Roman'" style:font-family-asian="'Times New Roman'" style:font-family-complex="'Times New Roman'" fo:background-color="#ffffff"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Times New Roman'" style:font-family-asian="'Times New Roman'" style:font-family-complex="'Times New Roman'" fo:background-color="#ffffff"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Times New Roman'" style:font-family-asian="'Times New Roman'" style:font-family-complex="'Times New Roman'" fo:background-color="#ffffff"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Times New Roman'" style:font-family-asian="'Times New Roman'" style:font-family-complex="'Times New Roman'" fo:background-color="#ffffff"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Times New Roman'" style:font-family-asian="'Times New Roman'" style:font-family-complex="'Times New Roman'" fo:background-color="#ffffff" fo:color="#000000"/>
    </style:style>
    <style:style style:name="T55"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Times New Roman'" style:font-family-asian="'Times New Roman'" style:font-family-complex="'Times New Roman'" fo:background-color="#ffffff"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ffffff"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Times New Roman'" style:font-family-asian="'Times New Roman'" style:font-family-complex="'Times New Roman'" fo:background-color="#ffffff"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Times New Roman'" style:font-family-asian="'Times New Roman'" style:font-family-complex="'Times New Roman'" fo:background-color="#ffffff"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Times New Roman'" style:font-family-asian="'Times New Roman'" style:font-family-complex="'Times New Roman'" fo:background-color="#ffffff"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Times New Roman'" style:font-family-asian="'Times New Roman'" style:font-family-complex="'Times New Roman'" fo:background-color="#ffffff"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Times New Roman'" style:font-family-asian="'Times New Roman'" style:font-family-complex="'Times New Roman'" fo:background-color="#ffffff"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Times New Roman'" style:font-family-asian="'Times New Roman'" style:font-family-complex="'Times New Roman'" fo:background-color="#ffffff"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Times New Roman'" style:font-family-asian="'Times New Roman'" style:font-family-complex="'Times New Roman'" fo:background-color="#ffffff"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Times New Roman'" style:font-family-asian="'Times New Roman'" style:font-family-complex="'Times New Roman'" fo:background-color="#ffffff"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Times New Roman'" style:font-family-asian="'Times New Roman'" style:font-family-complex="'Times New Roman'" fo:background-color="#ffffff" fo:color="#000000"/>
    </style:style>
    <style:style style:name="T80" style:family="text">
      <style:text-properties fo:font-size="11.00pt" fo:font-weight="normal" fo:font-family="'Times New Roman'" style:font-family-asian="'Times New Roman'" style:font-family-complex="'Times New Roman'" fo:background-color="#ffffff"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85" style:family="text">
      <style:text-properties fo:font-size="11.00pt" fo:font-weight="normal" fo:font-family="'Times New Roman'" style:font-family-asian="'Times New Roman'" style:font-family-complex="'Times New Roman'" fo:background-color="#ffffff" fo:color="#000000"/>
    </style:style>
    <style:style style:name="T8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bottom="6.00pt"/>
    </style:style>
    <style:style style:name="P3" style:family="paragraph">
      <style:paragraph-properties fo:line-height="100.00%" fo:text-align="left" fo:margin-left="72.00pt" fo:text-indent="0.00pt"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72.00pt" fo:text-indent="0.00pt" fo:margin-bottom="6.00pt"/>
    </style:style>
    <style:style style:name="P6" style:family="paragraph">
      <style:paragraph-properties fo:line-height="100.00%" fo:text-align="left" fo:margin-bottom="6.00pt"/>
    </style:style>
    <style:style style:name="P7" style:family="paragraph">
      <style:paragraph-properties fo:line-height="100.00%" fo:text-align="left" fo:margin-left="72.00pt" fo:text-indent="0.00pt" fo:margin-bottom="6.00pt"/>
    </style:style>
    <style:style style:name="P8" style:family="paragraph">
      <style:paragraph-properties fo:line-height="100.00%" fo:text-align="left" fo:margin-bottom="6.00pt"/>
    </style:style>
    <style:style style:name="P9" style:family="paragraph">
      <style:paragraph-properties fo:line-height="100.00%" fo:text-align="left"/>
    </style:style>
    <style:style style:name="P10" style:family="paragraph">
      <style:paragraph-properties fo:line-height="100.00%" fo:text-align="left" fo:margin-bottom="6.00p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fo:margin-bottom="6.00pt"/>
    </style:style>
    <style:style style:name="P15" style:family="paragraph">
      <style:paragraph-properties fo:line-height="100.00%" fo:text-align="left"/>
    </style:style>
    <style:style style:name="P16" style:family="paragraph">
      <style:paragraph-properties fo:line-height="100.00%" fo:text-align="left" fo:margin-bottom="6.00pt"/>
    </style:style>
    <style:style style:name="P17" style:family="paragraph">
      <style:paragraph-properties fo:line-height="100.00%" fo:text-align="left"/>
    </style:style>
  </office:automatic-styles>
  <office:body>
    <office:text>
      <text:p text:style-name="P1"><text:span text:style-name="T1">Questions for Exercise_1</text:span></text:p>
      <text:p text:style-name="P1"><text:span text:style-name="T2"/></text:p>
      <text:p text:style-name="P1"><text:span text:style-name="T2"/></text:p>
      <text:p text:style-name="P2"><text:span text:style-name="T3">1.      Write a query to Get a List of Employees who have a one part name </text:span></text:p>
      <text:p text:style-name="P2"><text:span text:style-name="T3">2.      Write a query to Get a List of Employees who have a three part name </text:span></text:p>
      <text:p text:style-name="P2"><text:span text:style-name="T3">3.      write a query to get a list of Employees who have a First Middle Or last name as Ram, and not any thing else</text:span></text:p>
      <text:p text:style-name="P2"><text:span text:style-name="T3">4.      Write the answers for  the Below </text:span></text:p>
      <text:p text:style-name="P3"><text:span text:style-name="T3">65 OR 11 </text:span></text:p>
      <text:p text:style-name="P3"><text:span text:style-name="T3">65 XOR 11 </text:span></text:p>
      <text:p text:style-name="P3"><text:span text:style-name="T3">65 AND 11</text:span></text:p>
      <text:p text:style-name="P3"><text:span text:style-name="T3">(12 AND 4) OR ( 13 AND 1)</text:span></text:p>
      <text:p text:style-name="P3"><text:span text:style-name="T3">127  OR  64</text:span></text:p>
      <text:p text:style-name="P3"><text:span text:style-name="T3">127  XOR 64</text:span></text:p>
      <text:p text:style-name="P3"><text:span text:style-name="T3">127 XOR 128 </text:span></text:p>
      <text:p text:style-name="P3"><text:span text:style-name="T3">127 AND 64</text:span></text:p>
      <text:p text:style-name="P3"><text:span text:style-name="T3">127 AND 128</text:span></text:p>
      <text:p text:style-name="P4"><text:span text:style-name="T3"> </text:span></text:p>
      <text:p text:style-name="P4"><text:span text:style-name="T3">5.      Write a query which returns data in all columns from the table dbo.tblCentreMaster</text:span></text:p>
      <text:p text:style-name="P4"><text:span text:style-name="T3">6.      Write a query which gives employee types in the organization.</text:span></text:p>
      <text:p text:style-name="P4"><text:span text:style-name="T3">7.      Write a query which returns Name, FatherName, DOB of employees whose PresentBasic is </text:span></text:p>
      <text:p text:style-name="P5"><text:span text:style-name="T3">a.      Greater than 3000. </text:span></text:p>
      <text:p text:style-name="P5"><text:span text:style-name="T3">b.      Less than 3000. </text:span></text:p>
      <text:p text:style-name="P5"><text:span text:style-name="T3">c.      Between 3000 and 5000. </text:span></text:p>
      <text:p text:style-name="P6"><text:span text:style-name="T3">8.      Write a query which returns All the details of employees whose Name</text:span></text:p>
      <text:p text:style-name="P7"><text:span text:style-name="T3">a.      Ends with 'KHAN'</text:span></text:p>
      <text:p text:style-name="P7"><text:span text:style-name="T3">b.      Starts with 'CHANDRA'</text:span></text:p>
      <text:p text:style-name="P7"><text:span text:style-name="T3">c.      Is 'RAMESH' and their initial will be in the rage of alphabets a-t.</text:span></text:p>
      <text:p text:style-name="P8"><text:span text:style-name="T3">EX:If an employee name is T.Ramesh then your query should return his record.</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5">Questions for Exercise_2</text:span></text:p>
      <text:p text:style-name="P9"><text:span text:style-name="T6"/></text:p>
      <text:p text:style-name="P10"><text:span text:style-name="T7">1.    Write a query to get Total Present basic  for all departments where total Present basic is greater than 30000, data should be sorted by department</text:span></text:p>
      <text:p text:style-name="P10"><text:span text:style-name="T8">2.       Write a query to Get Max , Min and Average age of employees by service Type , Service Status for each Centre (display in years and Months)</text:span></text:p>
      <text:p text:style-name="P10"><text:span text:style-name="T8">3.       write a query to Get Max , Min and Average service of employees by service Type , Service Status for each Centre (display in years and Months)</text:span></text:p>
      <text:p text:style-name="P10"><text:span text:style-name="T8">4.       Select all departments where Total Salary of a Department is Greater than thrice the Average Salary for the department</text:span></text:p>
      <text:p text:style-name="P10"><text:span text:style-name="T8">5.       Select all departments where Total Salary of a Department is Greater than twice the Average Salary for the department. And max basic for the department is at least thrice the Min basic for the department</text:span></text:p>
      <text:p text:style-name="P10"><text:span text:style-name="T8">6.       Select all the centers where max Length of the employee  name is twice the min length of the employee name</text:span></text:p>
      <text:p text:style-name="P10"><text:span text:style-name="T8">7.       write a query to Get Max , Min and Average service of employees by service Type , Service Status for each Centre (display in mille seconds)</text:span></text:p>
      <text:p text:style-name="P10"><text:span text:style-name="T8">8.       write a query to find out employees whose names have Leading or Trailing spaces</text:span></text:p>
      <text:p text:style-name="P10"><text:span text:style-name="T8">9.       write a query to find out employees who have more than one space between two parts of the Name. (previous query (14) Out is Key clue in getting this query right)</text:span></text:p>
      <text:p text:style-name="P10"><text:span text:style-name="T8">10.   Write a Query to display employee names  by removing all trailing and Leading Spaces , if the names have ‘.’  Or multiple spaces between the names than the data should be processed to display only one space. </text:span></text:p>
      <text:p text:style-name="P10"><text:span text:style-name="T9">expression used in query 10 will be base for the below 5 queries </text:span></text:p>
      <text:p text:style-name="P10"><text:span text:style-name="T10">11.   write a query to find out Max Number of words in all the employee Names . (Clue Previous queries expressions as input to the Current Query )</text:span></text:p>
      <text:p text:style-name="P10"><text:span text:style-name="T10">12.   Write a Query to List all employees whose name Starts and Ends with the same Character  </text:span></text:p>
      <text:p text:style-name="P10"><text:span text:style-name="T10">13.   Write a Query to List all employees whose First and Second name Starts with the same Character</text:span></text:p>
      <text:p text:style-name="P10"><text:span text:style-name="T10">14.   Write a Query to List all employees whose First Character of all the words in the name starts with the same Character</text:span></text:p>
      <text:p text:style-name="P10"><text:span text:style-name="T10">15.   Write a query to list out all the employees where any of the words (Excluding Initials ) in the Name starts and ends with the same character. </text:span></text:p>
      <text:p text:style-name="P10"><text:span text:style-name="T10">16.   Write a Query to List out all employees where the present basic is perfectly rounded of to 100.</text:span></text:p>
      <text:p text:style-name="P10"><text:span text:style-name="T10">Ex. If  Basic A is 2011 , Basic of B is  2100 , Basic of C is  2101 and Basic of D is  2200 . Then Only B and D should be displayed </text:span></text:p>
      <text:p text:style-name="P10"><text:span text:style-name="T10">1. Write Using ROUND </text:span></text:p>
      <text:p text:style-name="P10"><text:span text:style-name="T10">2. write Using floor</text:span></text:p>
      <text:p text:style-name="P10"><text:span text:style-name="T10">3. write using Mod (%)</text:span></text:p>
      <text:p text:style-name="P10"><text:span text:style-name="T10">4. write using Ceiling</text:span></text:p>
      <text:p text:style-name="P10"><text:span text:style-name="T10"> </text:span></text:p>
      <text:p text:style-name="P10"><text:span text:style-name="T10">17.   Write a query to find out all the departments where All employees have their Present Basic rounded of to 100</text:span></text:p>
      <text:p text:style-name="P10"><text:span text:style-name="T10">18.   Write a query to find out all the departments where no employee has the Present Basic rounded of to 100</text:span></text:p>
      <text:p text:style-name="P10"><text:span text:style-name="T10">19.   As per the companies rule if an employee has put up service of  1 Year 3 Months and 15 days in office, Then He/She would be eligible for  Bonus. the Bonus would be Paid on first of the Next month after which  a person has attained eligibility.  Find out the eligibility date for all the employees. And also find out the age of the  Employee On the date of Payment of First bonus. Display the  Age in Years, Months and Days.  Also Display the week day Name , week of the year , Day of the year and  week of the month of the date on which the person has attained the eligibility.  </text:span></text:p>
      <text:p text:style-name="P10"><text:span text:style-name="T10">20.   Company Has decided to Pay a bonus to all its employees. The criteria is as follows  </text:span></text:p>
      <text:p text:style-name="P10"><text:span text:style-name="T10">1. Service Type  1.  Employee Type  1. Minimum service is 10 .  Minimum service left should be 15 Years  . Retirement age will be 60 Years </text:span></text:p>
      <text:p text:style-name="P10"><text:span text:style-name="T10">2. Service Type  1.  Employee Type  2. Minimum service is 12 .  Minimum service left should be 14 Years  . Retirement age will be 55 Years </text:span></text:p>
      <text:p text:style-name="P10"><text:span text:style-name="T10">3. Service Type  1.  Employee Type  3. Minimum service is 12 .  Minimum service left should be 12 Years  . Retirement age will be 55 Years </text:span></text:p>
      <text:p text:style-name="P10"><text:span text:style-name="T10">3. for  Service Type 2,3,4 Minimum Service should Be 15 and Minimum service left should be 20 Years   . Retirement age will be 65 Years </text:span></text:p>
      <text:p text:style-name="P10"><text:span text:style-name="T10"> Write a query to find out the employees who are eligible for bonus.</text:span></text:p>
      <text:p text:style-name="P10"><text:span text:style-name="T10">21.    Write a query to display the currentdate in all possible formats using convert function</text:span></text:p>
      <text:p text:style-name="P10"><text:span text:style-name="T10"> </text:span></text:p>
      <text:p text:style-name="P10"><text:span text:style-name="T10">22.   Use TablpayemployeeParamDetails to write the this query: please understand the significance of each column in the table also Check out the different values for paramcode in the table.  write a query to find out all the employees who has the net payment less than the actual basic that he should have earned,  in any of the payments</text:span></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2">Questions for Exercise_3</text:span></text:p>
      <text:p text:style-name="P11"><text:span text:style-name="T12"><text:s text:c="17"/></text:span><text:span text:style-name="T13">Write the below queries (1-5) using set Operator </text:span><text:span text:style-name="T14"><text:s/></text:span></text:p>
      <text:p text:style-name="P11"><text:span text:style-name="T15">1<text:s text:c="3"/>Write a Query to find a list of employees and Payments  where the employee is paid VDA but not  HRA </text:span></text:p>
      <text:p text:style-name="P11"><text:span text:style-name="T16"/></text:p>
      <text:p text:style-name="P11"><text:span text:style-name="T17">2<text:s text:c="3"/>Write a Query to find a list of employees and Payments  where the employee is Paid VDA and HRA </text:span></text:p>
      <text:p text:style-name="P11"><text:span text:style-name="T18"/></text:p>
      <text:p text:style-name="P11"><text:span text:style-name="T19">3<text:s text:c="2"/></text:span><text:span text:style-name="T20">Write a Query to find a list of employees and Payments  where the employee is Paid VDA or HRA or<text:s text:c="3"/>both </text:span></text:p>
      <text:p text:style-name="P11"><text:span text:style-name="T21"/></text:p>
      <text:p text:style-name="P11"><text:span text:style-name="T22">4<text:s text:c="2"/>Write a Query to find a list of employees and Payments  where the employee is Paid VDA or HRA only </text:span></text:p>
      <text:p text:style-name="P11"><text:span text:style-name="T23"/></text:p>
      <text:p text:style-name="P11"><text:span text:style-name="T24">5<text:s text:c="2"/>Write a Query to find a list of employees and Payments  where the employee is Paid VDA , NHF and LWW  but not PF </text:span></text:p>
      <text:p text:style-name="P11"><text:span text:style-name="T25"/></text:p>
      <text:p text:style-name="P11"><text:span text:style-name="T26"><text:s text:c="13"/></text:span><text:span text:style-name="T27">Do not use set operators for the below queries</text:span><text:span text:style-name="T28"><text:s/></text:span></text:p>
      <text:p text:style-name="P11"><text:span text:style-name="T29"/></text:p>
      <text:p text:style-name="P11"><text:span text:style-name="T30">6<text:s text:c="3"/>Write a Query to find a list of employees and Payments  where the employee is not Paid one or more of the following perks PF,HRA,VDA </text:span></text:p>
      <text:p text:style-name="P11"><text:span text:style-name="T31"/></text:p>
      <text:p text:style-name="P11"><text:span text:style-name="T32">7<text:s text:c="3"/>Write a query to display sum of BASIC + VDA + HRA for an employee Payment where the employee has been paid PF in the payment<text:line-break/>(do not use sub queries , Joins and Set operators) </text:span></text:p>
      <text:p text:style-name="P11"><text:span text:style-name="T33"/></text:p>
      <text:p text:style-name="P11"><text:span text:style-name="T34">8<text:s text:c="2"/>Write a query to find the % of gross pay that an employee has paid towards his/her loan in each payment. If he/she has paid a loan during a payment </text:span></text:p>
      <text:p text:style-name="P11"><text:span text:style-name="T35"/></text:p>
      <text:p text:style-name="P11"><text:span text:style-name="T36">9<text:s text:c="2"/>Write a query to find the % of gross pay that has gone towards deductions in each payment. </text:span></text:p>
      <text:p text:style-name="P11"><text:span text:style-name="T37"/></text:p>
      <text:p text:style-name="P11"><text:span text:style-name="T38">10 DDL Exercise </text:span></text:p>
      <text:p text:style-name="P11"><text:span text:style-name="T38">National government decides to maintain Academic History of all the students in the country. here the aim is to  maintain complete record from Kinder Garden to upper secondary (Grade 12) for all students. <text:line-break/>The design should support  querying the details at the Granularity of each standard.  (details required would be State, District, Revenue division (Mandal or any other equalent) , Village , Street,  School, from date to date Grade    ) <text:line-break/><text:line-break/>Tables required to be designed are <text:line-break/>1. States<text:line-break/>2.  Districts <text:line-break/>3. Revenue Divisions <text:line-break/>4. School<text:line-break/>5. Grade <text:line-break/>7. Student <text:line-break/>8. Student_School<text:line-break/>9. Student_Academic_History <text:line-break/><text:line-break/>Note : <text:line-break/>1. Same Kind of information should not be stored in two different locations<text:line-break/>2. include all required  columns in the tables <text:line-break/>3. Create Primary Keys as part of table creation<text:line-break/>4. Create Reference Keys (foreign keys) as part of table creation </text:span></text:p>
      <text:p text:style-name="P11"><text:span text:style-name="T39"/></text:p>
      <text:p text:style-name="P11"><text:span text:style-name="T39"/></text:p>
      <text:p text:style-name="P11"><text:span text:style-name="T39"/></text:p>
      <text:p text:style-name="P11"><text:span text:style-name="T39"/></text:p>
      <text:p text:style-name="P11"><text:span text:style-name="T40">Questions for Exercise_4</text:span></text:p>
      <text:p text:style-name="P11"><text:span text:style-name="T41"/></text:p>
      <text:p text:style-name="P11"><text:span text:style-name="T41"/></text:p>
      <text:p text:style-name="P11"><text:span text:style-name="T42">1.      Write a Query to find a list of employees and Payments  where the employee is paid VDA but not  HRA  <text:line-break/>(Employee Number , From Date, to Date, Name , Designation Description, Service Type Description and ServiceStatus Description for the time period, VDA amount   ) </text:span></text:p>
      <text:p text:style-name="P11"><text:span text:style-name="T43"/></text:p>
      <text:p text:style-name="P11"><text:span text:style-name="T44">2.      Write a Query to find a list of employees and Payments  where the employee is Paid VDA and HRA <text:line-break/>(Employee Number , From Date, to Date, Name , Designation Description, Service Type Description and ServiceStatus Description for the time period, VDA amount  , HRA amount ) </text:span></text:p>
      <text:p text:style-name="P11"><text:span text:style-name="T45"/></text:p>
      <text:p text:style-name="P11"><text:span text:style-name="T46">3.      Write a Query to find a list of employees and Payments  where the employee is Paid VDA or HRA <text:line-break/>(Employee Number , From Date, to Date, Name , Designation Description, Service Type Description and ServiceStatus Description for the time period, VDA amount   and HRA amount) </text:span></text:p>
      <text:p text:style-name="P11"><text:span text:style-name="T47"/></text:p>
      <text:p text:style-name="P11"><text:span text:style-name="T48">4.      Write a Query to find a list of employees and Payments  where the employee is Paid VDA , NHF and LWW  but not PF<text:line-break/>(Employee Number , From Date, to Date, Name , Designation Description, Service Type Description and ServiceStatus Description for the time period, VDA amount ,NHF amount, LWW  amount) </text:span></text:p>
      <text:p text:style-name="P11"><text:span text:style-name="T49"/></text:p>
      <text:p text:style-name="P11"><text:span text:style-name="T50">5.      Write a query to find out all the employees, who are not paid salary in any of the Payment Periods.  <text:line-break/>(Employee Number , From Date, to Date, Name Service Type Description ) </text:span></text:p>
      <text:p text:style-name="P11"><text:span text:style-name="T51"/></text:p>
      <text:p text:style-name="P11"><text:span text:style-name="T52">6.      Write a Query to Display the following Details<text:line-break/>(Employee Number , From Date, to Date, Name , Designation Description, Service Type Description and Service Status Description for the time period, <text:line-break/>Gross Pay Deductions  Net Pay  from tblPayemployees, Gross Pay , Net Pay and deductions from payemployeeParamDetails, <text:line-break/><text:line-break/>BASIC  , VDA , HRA ,    "Sum of Other   Perks constituting Gross Pay" ,     PF ,   sum of Other Deductions </text:span></text:p>
      <text:p text:style-name="P11"><text:span text:style-name="T53"/></text:p>
      <text:p text:style-name="P12"><text:span text:style-name="T54"><text:s text:c="16"/></text:span><text:span text:style-name="T55">For Below questions  7 to 9 Do not use TOP clause Or rank functions in your query.  Salary==&gt; (present basic) and (n==&gt; may be any --given number) </text:span></text:p>
      <text:p text:style-name="P12"><text:span text:style-name="T56"/></text:p>
      <text:p text:style-name="P12"><text:span text:style-name="T56"/></text:p>
      <text:p text:style-name="P13"><text:span text:style-name="T57">7.      Write a query to get the top N salaried employees. </text:span></text:p>
      <text:p text:style-name="P13"><text:span text:style-name="T58"/></text:p>
      <text:p text:style-name="P13"><text:span text:style-name="T59">8.      Write a query to get Nth top salaried employee </text:span></text:p>
      <text:p text:style-name="P13"><text:span text:style-name="T60"/></text:p>
      <text:p text:style-name="P13"><text:span text:style-name="T61">9.      Write a query to get all the employees who are ranked between 8 and 15 based on the present --basic paid to them. </text:span></text:p>
      <text:p text:style-name="P13"><text:span text:style-name="T62"/></text:p>
      <text:p text:style-name="P13"><text:span text:style-name="T63">10.   Write a query to get all the departments WHERE sum of the gross salary paid in any of the <text:line-break/>payperiod is greater than Rs.30000. <text:line-break/>Order by payment Period and gross salary </text:span></text:p>
      <text:p text:style-name="P13"><text:span text:style-name="T64"/></text:p>
      <text:p text:style-name="P13"><text:span text:style-name="T65">11.   Get the details of all the employees of a department WHERE the sum of the gross salary paid in any of <text:line-break/>the months is greater than Rs.30000. </text:span></text:p>
      <text:p text:style-name="P13"><text:span text:style-name="T66"/></text:p>
      <text:p text:style-name="P13"><text:span text:style-name="T66"/></text:p>
      <text:p text:style-name="P13"><text:span text:style-name="T67">12.   Get the details of all the employees of a department WHERE the sum of the gross salary paid in any of <text:line-break/>the months is greater than Rs.30000. <text:line-break/>And the centre aggregate of gross pay is greater than twice the department aggregate for the month. </text:span></text:p>
      <text:p text:style-name="P13"><text:span text:style-name="T68"/></text:p>
      <text:p text:style-name="P13"><text:span text:style-name="T69">13.   write a query to get Employeenumber, PayFromDate , payTodate, Grosspay, deductions , netPay, <text:line-break/>BASIC ,HRA,DA,VDA,LWW,ADMNAL,CNV,BonUS,NFH,PF , ESI. for all Pay periods </text:span></text:p>
      <text:p text:style-name="P13"><text:span text:style-name="T70"/></text:p>
      <text:p text:style-name="P13"><text:span text:style-name="T71">14.   write a query to get Employeenumber, PayFromDate , payTodate, Grosspay, deductions , netPay, <text:line-break/>BASIC ,HRA,DA,VDA,LWW,ADMNAL,CNV,BonUS,NFH,PF , ESI. for the Latest payment Period where the employee Grosspay is  highest of all his payments </text:span></text:p>
      <text:p text:style-name="P13"><text:span text:style-name="T72"/></text:p>
      <text:p text:style-name="P13"><text:span text:style-name="T73">15.   Write a query to get all the employees who were paid CNV but not the ESI in there last monthly payment. </text:span></text:p>
      <text:p text:style-name="P13"><text:span text:style-name="T74"/></text:p>
      <text:p text:style-name="P13"><text:span text:style-name="T75">16.   Write a query to get all the employees who were paid Both CNV and the ESI in there last monthly payment. </text:span></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6"/></text:p>
      <text:p text:style-name="P13"><text:span text:style-name="T77">Questions for Exercise_5</text:span></text:p>
      <text:p text:style-name="P13"><text:span text:style-name="T78"/></text:p>
      <text:p text:style-name="P14"><text:span text:style-name="T79">1.      write a query to display employee Number, Name , DOJ, DOB from tblemployees. </text:span></text:p>
      <text:p text:style-name="P14"><text:span text:style-name="T80">This data will be displayed on a web page, User Can choose to display the number of rows to be displayed on the page. Options available or 10,25,50,100. web page also has functionality to move to first and next page . query data is sorted by Employee Number. Data returned by the query should be for the page the user is currently viewing and number of returned should be that of users choice.</text:span></text:p>
      <text:p text:style-name="P14"><text:span text:style-name="T80"> 2) Company decides to raise the Variable dearness allowance (VDA) for its staff, The rule for VDA Payment is.</text:span></text:p>
      <text:p text:style-name="P14"><text:span text:style-name="T80">    Person with top most Present basic will get a hike of 10% of Present basic.</text:span></text:p>
      <text:p text:style-name="P14"><text:span text:style-name="T80">    For each Level below, Hike would be [Hike for previous Level] + ((10 + (Level -1)) % of Present Basic difference between the previous and Current Level )</text:span></text:p>
      <text:p text:style-name="P14"><text:span text:style-name="T80"> 3) Write a query to list top n employees from tblemployee table based on present basic. Use rank functions </text:span></text:p>
      <text:p text:style-name="P14"><text:span text:style-name="T80"> 4) Write a query to get  nth top employee based on the present basic </text:span></text:p>
      <text:p text:style-name="P14"><text:span text:style-name="T80"> 5) Write a Query to get all the employees working under each Employee(USE [Employees_2000_2005])</text:span></text:p>
      <text:p text:style-name="P14"><text:span text:style-name="T80"> 6) Write a Query to get all the employees working under each Employee Result should be in the following  Manner: EmployeeID  Name Level 1 Manager   Level 2 Manager   Level 3 Manager    Level 4 Manager   etc.</text:span></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2">Questions for Exercise_7</text:span></text:p>
      <text:p text:style-name="P15"><text:span text:style-name="T83"/></text:p>
      <text:p text:style-name="P16"><text:span text:style-name="T84">1.      Write a procedure for bonus calculation. </text:span></text:p>
      <text:p text:style-name="P16"><text:span text:style-name="T85">Bonus would be paid as a percent of Present basic for 12 months.</text:span></text:p>
      <text:p text:style-name="P16"><text:span text:style-name="T85">Specifications :</text:span></text:p>
      <text:p text:style-name="P16"><text:span text:style-name="T85">Service Type: Checker , Regular</text:span></text:p>
      <text:p text:style-name="P16"><text:span text:style-name="T85">Basic Slabs %</text:span></text:p>
      <text:p text:style-name="P16"><text:span text:style-name="T85">Lower Limit Upper Limit Bonus % Minimum Bonus Max Bonus</text:span></text:p>
      <text:p text:style-name="P16"><text:span text:style-name="T85">0          60000      15     0              9000   </text:span></text:p>
      <text:p text:style-name="P16"><text:span text:style-name="T85">60001      100000     12     9000           13800</text:span></text:p>
      <text:p text:style-name="P16"><text:span text:style-name="T85">100001     Unlimited  8      13800          ------</text:span></text:p>
      <text:p text:style-name="P16"><text:span text:style-name="T85">Service Type: Rollers , Packers</text:span></text:p>
      <text:p text:style-name="P16"><text:span text:style-name="T85">Basic Slabs %</text:span></text:p>
      <text:p text:style-name="P16"><text:span text:style-name="T85">Lower Limit Upper Limit   Bonus % Minimum Bonus Max Bonus</text:span></text:p>
      <text:p text:style-name="P16"><text:span text:style-name="T85">0          Unlimited  12     0              Unlimited</text:span></text:p>
      <text:p text:style-name="P16"><text:span text:style-name="T85">    Display employeeNumber, Employee Name, Present Basic, ServiceType description, Bonus </text:span></text:p>
      <text:p text:style-name="P16"><text:span text:style-name="T85">2.      Write a procedure for salary calculation</text:span></text:p>
      <text:p text:style-name="P16"><text:span text:style-name="T85"> Basic      Present Basic from tblEmployees</text:span></text:p>
      <text:p text:style-name="P16"><text:span text:style-name="T85">VDA        RS 200 + 6% of Basic  Max VDA Cannot be greater than RS .10000</text:span></text:p>
      <text:p text:style-name="P16"><text:span text:style-name="T85">HRA        40% of BASIC  +  VDA  for Employee working at Hyderabad</text:span></text:p>
      <text:p text:style-name="P16"><text:span text:style-name="T85">           25% of BASIC  +  VDA  for Employee working at Nizamabad</text:span></text:p>
      <text:p text:style-name="P16"><text:span text:style-name="T85">           15%  for employees working in other locations </text:span></text:p>
      <text:p text:style-name="P16"><text:span text:style-name="T85">Conveyance 4% of Basic , with a Max amount of Rs 800 Per Month</text:span></text:p>
      <text:p text:style-name="P16"><text:span text:style-name="T85">PF         For all employees Confirmed employees whose age is below 58 Years are eligible for a deduction of 10%           as PF from their salary.</text:span></text:p>
      <text:p text:style-name="P16"><text:span text:style-name="T85">           It would be 10% of Basic. maximum of 6500%   can be deducted for PF</text:span></text:p>
      <text:p text:style-name="P16"><text:span text:style-name="T85">         Display employeeNumber, Employee Name, Place (centre Name), BASIC, VDA, HRA, Conveyance, Gross Pay, PF, Deductions and Net Pay </text:span></text:p>
      <text:p text:style-name="P16"><text:span text:style-name="T85">3.      Write a procedure for TDS (Tax deduction at source) calculation. </text:span></text:p>
      <text:p text:style-name="P16"><text:span text:style-name="T85"> Lower Limit       Upper Limit       Tax Rate %</text:span></text:p>
      <text:p text:style-name="P16"><text:span text:style-name="T85">0              40000          0</text:span></text:p>
      <text:p text:style-name="P16"><text:span text:style-name="T85">40001          100000         10%</text:span></text:p>
      <text:p text:style-name="P16"><text:span text:style-name="T85">100000         200000         20%</text:span></text:p>
      <text:p text:style-name="P16"><text:span text:style-name="T85">200000         Above          30%</text:span></text:p>
      <text:p text:style-name="P16"><text:span text:style-name="T85"> </text:span></text:p>
      <text:p text:style-name="P16"><text:span text:style-name="T85">Create a table for defining TDS Slabs.  </text:span></text:p>
      <text:p text:style-name="P16"><text:span text:style-name="T85">Define your own slabs and insert the data into the table (An example is given above). Note that there is no limit for number of slabs.</text:span></text:p>
      <text:p text:style-name="P16"><text:span text:style-name="T85"> </text:span></text:p>
      <text:p text:style-name="P16"><text:span text:style-name="T85">Write a query to estimate the Total TDS for the employee based on sum of (Gross pay –PF)  for 12 months + Bonus for the year.</text:span></text:p>
      <text:p text:style-name="P16"><text:span text:style-name="T85"> </text:span></text:p>
      <text:p text:style-name="P16"><text:span text:style-name="T85">Note: Gross pay and PF can be derived from Second Procedure and Bonus can be found from first procedure. So do not replicate the code for Bonus , Gross pay etc. get the data from previous procedures and use it here.   </text:span></text:p>
      <text:p text:style-name="P16"><text:span text:style-name="T85">Display employeeNumber, Employee Name, Place (centre Name), BASIC, VDA, HRA, Conveyance, Gross Pay, PF, Deductions and Net Pay, Yearly Bonus, Yealy TDS and Monthly Slab.</text:span></text:p>
      <text:p text:style-name="P16"><text:span text:style-name="T85">4. write a Scalar function for returning BONUS for an employee. Specification same as in problem one</text:span></text:p>
      <text:p text:style-name="P16"><text:span text:style-name="T85">5. Write a procedure for implementing above Salary calculation as table valued function</text:span></text:p>
      <text:p text:style-name="P16"><text:span text:style-name="T85"> </text:span></text:p>
      <text:p text:style-name="P16"><text:span text:style-name="T85">6. Write a Procedure to find out the reporting manager of all Employee in tblEmployees.</text:span></text:p>
      <text:p text:style-name="P16"><text:span text:style-name="T85"> Section : CentreCode,GodownCode,DepartmentCode,SectionCode</text:span></text:p>
      <text:p text:style-name="P16"><text:span text:style-name="T85">Department : CentreCode,GodownCode,DepartmentCode</text:span></text:p>
      <text:p text:style-name="P16"><text:span text:style-name="T85">Godown : GodownCode </text:span></text:p>
      <text:p text:style-name="P16"><text:span text:style-name="T85">Centre : SentreCode </text:span></text:p>
      <text:p text:style-name="P16"><text:span text:style-name="T85">Sector : SectorCode </text:span></text:p>
      <text:p text:style-name="P16"><text:span text:style-name="T85">Division : divisonCode </text:span></text:p>
      <text:p text:style-name="P16"><text:span text:style-name="T85"> </text:span></text:p>
      <text:p text:style-name="P16"><text:span text:style-name="T85">Hierarchy</text:span></text:p>
      <text:p text:style-name="P16"><text:span text:style-name="T85">Division à Sector à centre àGodown à Department à Section </text:span></text:p>
      <text:p text:style-name="P16"><text:span text:style-name="T85">Division à Sector à centre à Department à Section </text:span></text:p>
      <text:p text:style-name="P16"><text:span text:style-name="T85"> </text:span></text:p>
      <text:p text:style-name="P16"><text:span text:style-name="T85">Specification:  all employees in a Location reports to the person with lowest CategoryCode and is the senior most by age.</text:span></text:p>
      <text:p text:style-name="P16"><text:span text:style-name="T85"> </text:span></text:p>
      <text:p text:style-name="P16"><text:span text:style-name="T85">Manager of one Location will report to the manager to the Location which is one step above in the hierarchy. </text:span></text:p>
      <text:p text:style-name="P16"><text:span text:style-name="T85"> </text:span></text:p>
      <text:p text:style-name="P16"><text:span text:style-name="T85">Insert the Location Heads information into LocationIncharge Table </text:span></text:p>
      <text:p text:style-name="P16"><text:span text:style-name="T85"> Columns Needed:   DivisionCode,SectorCode,CentreCode,GodownCode,departmentCode, SectionCode, LocationInchargeNumber </text:span></text:p>
      <text:p text:style-name="P16"><text:span text:style-name="T85">Note : For division manager : all values except DivisionCode would be zero</text:span></text:p>
      <text:p text:style-name="P16"><text:span text:style-name="T85">For sector manager : all values except DivisionCode and SectorCode would be zero</text:span></text:p>
      <text:p text:style-name="P16"><text:span text:style-name="T85">For center manager : all values except DivisionCode , SectorCode and CentreCode would be zero</text:span></text:p>
      <text:p text:style-name="P16"><text:span text:style-name="T85">For godown manager : all values except departmentCode , sectionCode would be zero etc…</text:span></text:p>
      <text:p text:style-name="P16"><text:span text:style-name="T85">Insert the employee Hierarchy info into employee Hierarchy table </text:span></text:p>
      <text:p text:style-name="P16"><text:span text:style-name="T85">Columns Needed:   Employee Number, ReportingManagerNumber </text:span></text:p>
      <text:p text:style-name="P17"><text:span text:style-name="T8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